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left" style:writing-mode="lr-tb"/>
    </style:style>
    <style:style style:name="Tableau1.A" style:family="table-column">
      <style:table-column-properties style:column-width="1.993cm"/>
    </style:style>
    <style:style style:name="Tableau1.B" style:family="table-column">
      <style:table-column-properties style:column-width="2.591cm"/>
    </style:style>
    <style:style style:name="Tableau1.C" style:family="table-column">
      <style:table-column-properties style:column-width="12.375cm"/>
    </style:style>
    <style:style style:name="Tableau1.1" style:family="table-row">
      <style:table-row-properties style:keep-together="true" fo:keep-together="auto"/>
    </style:style>
    <style:style style:name="Tableau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C2"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96cm" table:align="left" style:writing-mode="lr-tb"/>
    </style:style>
    <style:style style:name="Tableau2.A" style:family="table-column">
      <style:table-column-properties style:column-width="1.993cm"/>
    </style:style>
    <style:style style:name="Tableau2.B" style:family="table-column">
      <style:table-column-properties style:column-width="6.505cm"/>
    </style:style>
    <style:style style:name="Tableau2.C" style:family="table-column">
      <style:table-column-properties style:column-width="5.454cm"/>
    </style:style>
    <style:style style:name="Tableau2.D" style:family="table-column">
      <style:table-column-properties style:column-width="3.007cm"/>
    </style:style>
    <style:style style:name="Tableau2.1" style:family="table-row">
      <style:table-row-properties style:keep-together="true" fo:keep-together="auto"/>
    </style:style>
    <style:style style:name="Tableau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942cm" table:align="left" style:writing-mode="lr-tb"/>
    </style:style>
    <style:style style:name="Tableau3.A" style:family="table-column">
      <style:table-column-properties style:column-width="3.986cm"/>
    </style:style>
    <style:style style:name="Tableau3.B" style:family="table-column">
      <style:table-column-properties style:column-width="12.956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4cm" fo:border="none"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weight="bold" style:font-weight-asian="bold" style:font-weight-complex="bold"/>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Header">
      <style:text-properties fo:language="en" fo:country="GB" style:language-asian="zxx" style:country-asian="none"/>
    </style:style>
    <style:style style:name="P6" style:family="paragraph" style:parent-style-name="Footer">
      <style:text-properties fo:language="en" fo:country="GB"/>
    </style:style>
    <style:style style:name="P7" style:family="paragraph" style:parent-style-name="Footer">
      <style:paragraph-properties fo:text-align="start" style:justify-single-word="false"/>
      <style:text-properties fo:language="en" fo:country="GB" style:language-asian="zxx" style:country-asian="none"/>
    </style:style>
    <style:style style:name="P8" style:family="paragraph" style:parent-style-name="Footer">
      <style:paragraph-properties fo:text-align="start" style:justify-single-word="false" style:snap-to-layout-grid="false"/>
      <style:text-properties fo:language="en" fo:country="GB"/>
    </style:style>
    <style:style style:name="P9" style:family="paragraph" style:parent-style-name="Footer">
      <style:paragraph-properties fo:text-align="end" style:justify-single-word="false" style:snap-to-layout-grid="false"/>
    </style:style>
    <style:style style:name="P10" style:family="paragraph" style:parent-style-name="Standard">
      <style:text-properties fo:language="en" fo:country="GB"/>
    </style:style>
    <style:style style:name="P11" style:family="paragraph" style:parent-style-name="Standard">
      <style:paragraph-properties>
        <style:tab-stops>
          <style:tab-stop style:position="1.058cm"/>
          <style:tab-stop style:position="16.983cm" style:type="right" style:leader-style="dotted" style:leader-text="."/>
        </style:tab-stops>
      </style:paragraph-properties>
      <style:text-properties fo:language="en" fo:country="GB"/>
    </style:style>
    <style:style style:name="P12" style:family="paragraph" style:parent-style-name="Standard">
      <style:paragraph-properties fo:text-align="center" style:justify-single-word="false" style:snap-to-layout-grid="false"/>
      <style:text-properties fo:language="en" fo:country="GB" fo:font-weight="bold" style:font-weight-asian="bold" style:font-weight-complex="bold"/>
    </style:style>
    <style:style style:name="P13" style:family="paragraph" style:parent-style-name="Standard">
      <style:paragraph-properties fo:text-align="start" style:justify-single-word="false" style:snap-to-layout-grid="false"/>
      <style:text-properties fo:language="en" fo:country="GB"/>
    </style:style>
    <style:style style:name="P14" style:family="paragraph" style:parent-style-name="Standard">
      <style:paragraph-properties fo:text-align="center" style:justify-single-word="false" style:snap-to-layout-grid="false"/>
      <style:text-properties fo:language="en" fo:country="GB"/>
    </style:style>
    <style:style style:name="P15" style:family="paragraph" style:parent-style-name="Standard">
      <style:paragraph-properties style:snap-to-layout-grid="false"/>
      <style:text-properties fo:language="en" fo:country="GB"/>
    </style:style>
    <style:style style:name="P16" style:family="paragraph" style:parent-style-name="Standard">
      <style:paragraph-properties style:snap-to-layout-gri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snap-to-layout-grid="false"/>
      <style:text-properties fo:font-weight="bold" style:font-weight-asian="bold" style:font-weight-complex="bold"/>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First_20_line_20_indent">
      <style:text-properties style:font-name="Verdana1" style:font-name-asian="Times New Roman" style:font-name-complex="Times New Roman"/>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7cm" style:type="right" style:leader-style="dotted" style:leader-text="."/>
        </style:tab-stops>
      </style:paragraph-properties>
    </style:style>
    <style:style style:name="P25" style:family="paragraph" style:parent-style-name="Standard" style:master-page-name="Standard">
      <style:paragraph-properties style:page-number="auto"/>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Standard" style:list-style-name="L20"/>
    <style:style style:name="P44" style:family="paragraph" style:parent-style-name="Standard" style:list-style-name="L21"/>
    <style:style style:name="P45" style:family="paragraph" style:parent-style-name="Standard" style:list-style-name="L22"/>
    <style:style style:name="P46" style:family="paragraph" style:parent-style-name="Standard" style:list-style-name="L23"/>
    <style:style style:name="P47" style:family="paragraph" style:parent-style-name="Standard" style:list-style-name="L24"/>
    <style:style style:name="P48" style:family="paragraph" style:parent-style-name="Standard" style:list-style-name="L25"/>
    <style:style style:name="P49" style:family="paragraph" style:parent-style-name="Standard" style:list-style-name="L26"/>
    <style:style style:name="P50" style:family="paragraph" style:parent-style-name="Standard" style:list-style-name="L28"/>
    <style:style style:name="P51" style:family="paragraph" style:parent-style-name="Heading_20_1">
      <style:text-properties fo:language="en" fo:country="GB"/>
    </style:style>
    <style:style style:name="P52" style:family="paragraph" style:parent-style-name="Heading_20_2">
      <style:text-properties fo:language="en" fo:country="GB"/>
    </style:style>
    <style:style style:name="P53" style:family="paragraph" style:parent-style-name="First_20_line_20_indent" style:list-style-name="L1"/>
    <style:style style:name="P54" style:family="paragraph" style:parent-style-name="First_20_line_20_indent" style:list-style-name="L2"/>
    <style:style style:name="P55" style:family="paragraph" style:parent-style-name="First_20_line_20_indent" style:list-style-name="L3"/>
    <style:style style:name="P56" style:family="paragraph" style:parent-style-name="First_20_line_20_indent" style:list-style-name="L4"/>
    <style:style style:name="P57" style:family="paragraph" style:parent-style-name="First_20_line_20_indent" style:list-style-name="L27"/>
    <style:style style:name="P58"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style:style>
    <style:style style:name="T5" style:family="text">
      <style:text-properties style:font-name="Verdana1" style:font-name-asian="Times New Roman" style:font-name-complex="Times New Roman"/>
    </style:style>
    <style:style style:name="T6" style:family="text">
      <style:text-properties style:text-position="sub 58%"/>
    </style:style>
    <style:style style:name="T7" style:family="text">
      <style:text-properties style:text-position="sub 58%" style:font-name="Verdana1" style:font-name-asian="Times New Roman" style:font-name-complex="Times New Roman"/>
    </style:style>
    <style:style style:name="T8" style:family="text">
      <style:text-properties style:text-position="super 58%" style:font-name="Verdana1"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h text:style-name="P51" text:outline-level="1">Document structure</text:h>
      <text:h text:style-name="P52" text:outline-level="2">Table of content</text:h>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1">0. Document structure<text:tab/>2</text:p>
          <text:p text:style-name="P23">0.1 Table of content<text:tab/>2</text:p>
          <text:p text:style-name="P23">0.2 Revision history<text:tab/>3</text:p>
          <text:p text:style-name="P23">0.3 References<text:tab/>3</text:p>
          <text:p text:style-name="P23">0.4 Glossary<text:tab/>4</text:p>
          <text:p text:style-name="P21">1. Fonctionnalités<text:tab/>5</text:p>
          <text:p text:style-name="P21">2. Architecture<text:tab/>6</text:p>
          <text:p text:style-name="P23">2.1 Threading<text:tab/>6</text:p>
          <text:p text:style-name="P23">2.2 Gestion du document<text:tab/>6</text:p>
          <text:p text:style-name="P23">2.3 Audio<text:tab/>6</text:p>
          <text:p text:style-name="P23">2.4 Messages<text:tab/>6</text:p>
          <text:p text:style-name="P23">2.5 Contrôleurs<text:tab/>7</text:p>
          <text:p text:style-name="P21">3. Interface d’utilisation<text:tab/>8</text:p>
          <text:p text:style-name="P23">3.1 Principes<text:tab/>8</text:p>
          <text:p text:style-name="P23">3.2 Liste des pages<text:tab/>8</text:p>
          <text:p text:style-name="P22">3.2.1 Démarrage<text:tab/>8</text:p>
          <text:p text:style-name="P24">3.2.1.1 Éléments affichés<text:tab/>8</text:p>
          <text:p text:style-name="P24">3.2.1.2 Interactions<text:tab/>8</text:p>
          <text:p text:style-name="P22">3.2.2 Informations — programme courant<text:tab/>8</text:p>
          <text:p text:style-name="P24">3.2.2.1 Éléments affichés<text:tab/>8</text:p>
          <text:p text:style-name="P24">3.2.2.2 Interactions<text:tab/>8</text:p>
          <text:p text:style-name="P22">3.2.3 Contrôle du volume maître<text:tab/>9</text:p>
          <text:p text:style-name="P24">3.2.3.1 Éléments affichés<text:tab/>9</text:p>
          <text:p text:style-name="P24">3.2.3.2 Interactions<text:tab/>9</text:p>
          <text:p text:style-name="P22">3.2.4 Menu principal<text:tab/>9</text:p>
          <text:p text:style-name="P24">3.2.4.1 Éléments affichés<text:tab/>9</text:p>
          <text:p text:style-name="P24">3.2.4.2 Interactions<text:tab/>9</text:p>
          <text:p text:style-name="P22">3.2.5 Redémarrage<text:tab/>9</text:p>
          <text:p text:style-name="P24">3.2.5.1 Éléments affichés<text:tab/>9</text:p>
          <text:p text:style-name="P24">3.2.5.2 Interactions<text:tab/>9</text:p>
          <text:p text:style-name="P22">3.2.6 Édition programme courant<text:tab/>9</text:p>
          <text:p text:style-name="P24">3.2.6.1 Éléments affichés<text:tab/>9</text:p>
          <text:p text:style-name="P24">3.2.6.2 Interactions<text:tab/>10</text:p>
          <text:p text:style-name="P22">3.2.7 Édition alphanumérique<text:tab/>10</text:p>
          <text:p text:style-name="P24">3.2.7.1 Éléments affichés<text:tab/>10</text:p>
          <text:p text:style-name="P24">3.2.7.2 Interactions<text:tab/>10</text:p>
          <text:p text:style-name="P22">3.2.8 Menu slot<text:tab/>10</text:p>
          <text:p text:style-name="P24">3.2.8.1 Éléments affichés<text:tab/>10</text:p>
          <text:p text:style-name="P24">3.2.8.2 Interactions<text:tab/>11</text:p>
          <text:p text:style-name="P22">3.2.9 Liste des paramètres<text:tab/>11</text:p>
          <text:p text:style-name="P24">3.2.9.1 Éléments affichés<text:tab/>11</text:p>
          <text:p text:style-name="P24">3.2.9.2 Interactions<text:tab/>11</text:p>
          <text:p text:style-name="P22">3.2.10 Édition d’un paramètre<text:tab/>11</text:p>
          <text:p text:style-name="P24">3.2.10.1 Éléments affichés<text:tab/>11</text:p>
          <text:p text:style-name="P24">3.2.10.2 Interactions<text:tab/>11</text:p>
          <text:p text:style-name="P22"><text:soft-page-break/>3.2.11 Contrôleurs d’un paramètre<text:tab/>12</text:p>
          <text:p text:style-name="P24">3.2.11.1 Éléments affichés<text:tab/>12</text:p>
          <text:p text:style-name="P24">3.2.11.2 Interactions<text:tab/>12</text:p>
          <text:p text:style-name="P22">3.2.12 Édition d’un contrôleur<text:tab/>12</text:p>
          <text:p text:style-name="P24">3.2.12.1 Éléments affichés<text:tab/>12</text:p>
          <text:p text:style-name="P24">3.2.12.2 Interactions<text:tab/>12</text:p>
          <text:p text:style-name="P22">3.2.13 x<text:tab/>13</text:p>
          <text:p text:style-name="P24">3.2.13.1 Éléments affichés<text:tab/>13</text:p>
          <text:p text:style-name="P24">3.2.13.2 Interactions<text:tab/>13</text:p>
          <text:p text:style-name="P22">3.2.14 x<text:tab/>13</text:p>
          <text:p text:style-name="P24">3.2.14.1 Éléments affichés<text:tab/>13</text:p>
          <text:p text:style-name="P24">3.2.14.2 Interactions<text:tab/>13</text:p>
          <text:p text:style-name="P22">3.2.15 x<text:tab/>13</text:p>
          <text:p text:style-name="P24">3.2.15.1 Éléments affichés<text:tab/>13</text:p>
          <text:p text:style-name="P24">3.2.15.2 Interactions<text:tab/>13</text:p>
          <text:p text:style-name="P21">4. Implémentation<text:tab/>14</text:p>
          <text:p text:style-name="P23">4.1 Interface utilisateur<text:tab/>14</text:p>
          <text:p text:style-name="P22">4.1.1 Principes<text:tab/>14</text:p>
          <text:p text:style-name="P22">4.1.2 Raccord avec le modèle<text:tab/>14</text:p>
          <text:p text:style-name="P22">4.1.3 Éléments d’interface<text:tab/>15</text:p>
          <text:p text:style-name="P24">4.1.3.1 Caractéristiques communes<text:tab/>15</text:p>
          <text:p text:style-name="P24">4.1.3.2 Bitmap<text:tab/>15</text:p>
          <text:p text:style-name="P24">4.1.3.3 Simple texte<text:tab/>15</text:p>
          <text:p text:style-name="P24">4.1.3.4 Fenêtre<text:tab/>15</text:p>
          <text:p text:style-name="P21">5. Idées<text:tab/>16</text:p>
          <text:p text:style-name="P23">5.1 Côté software<text:tab/>16</text:p>
          <text:p text:style-name="P23">5.2 Nouvelles versions de l’électronique<text:tab/>16</text:p>
          <text:p text:style-name="P22">5.2.1 Pédales d’expression supplémentaires<text:tab/>16</text:p>
          <text:p text:style-name="P22">5.2.2 LED plus brillantes<text:tab/>16</text:p>
          <text:p text:style-name="P22">5.2.3 Codeurs incrémentaux<text:tab/>17</text:p>
          <text:p text:style-name="P22">5.2.4 Plusieurs cartes<text:tab/>17</text:p>
          <text:p text:style-name="P22">5.2.5 Meilleur écran<text:tab/>17</text:p>
          <text:p text:style-name="P22">5.2.6 Odroid C2<text:tab/>17</text:p>
        </text:index-body>
      </text:table-of-content>
      <text:p text:style-name="P11"/>
      <text:h text:style-name="P52" text:outline-level="2">Revision history</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Version</text:p>
          </table:table-cell>
          <table:table-cell table:style-name="Tableau1.A1" office:value-type="string">
            <text:p text:style-name="P18">Date</text:p>
          </table:table-cell>
          <table:table-cell table:style-name="Tableau1.C1" office:value-type="string">
            <text:p text:style-name="P19">Modifications</text:p>
          </table:table-cell>
        </table:table-row>
        <table:table-row table:style-name="Tableau1.1">
          <table:table-cell table:style-name="Tableau1.A2" office:value-type="string">
            <text:p text:style-name="P17">1.0</text:p>
          </table:table-cell>
          <table:table-cell table:style-name="Tableau1.A2" office:value-type="string">
            <text:p text:style-name="P17"><text:creation-date style:data-style-name="N106">2015.09.07</text:creation-date></text:p>
          </table:table-cell>
          <table:table-cell table:style-name="Tableau1.C2" office:value-type="string">
            <text:p text:style-name="P16">Creation</text:p>
          </table:table-cell>
        </table:table-row>
        <table:table-row table:style-name="Tableau1.1">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6"/>
          </table:table-cell>
        </table:table-row>
      </table:table>
      <text:p text:style-name="Standard"/>
      <text:h text:style-name="P52" text:outline-level="2">References</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umber</text:p>
          </table:table-cell>
          <table:table-cell table:style-name="Tableau2.A1" office:value-type="string">
            <text:p text:style-name="P12">Title</text:p>
          </table:table-cell>
          <table:table-cell table:style-name="Tableau2.A1" office:value-type="string">
            <text:p text:style-name="P12">Origin/Reference</text:p>
          </table:table-cell>
          <table:table-cell table:style-name="Tableau2.D1" office:value-type="string">
            <text:p text:style-name="P12">Version/Date</text:p>
          </table:table-cell>
        </table:table-row>
        <table:table-row table:style-name="Tableau2.1">
          <table:table-cell table:style-name="Tableau2.A2" office:value-type="string">
            <text:p text:style-name="P12"/>
          </table:table-cell>
          <table:table-cell table:style-name="Tableau2.A2" office:value-type="string">
            <text:p text:style-name="P13"/>
          </table:table-cell>
          <table:table-cell table:style-name="Tableau2.A2" office:value-type="string">
            <text:p text:style-name="P13"/>
          </table:table-cell>
          <table:table-cell table:style-name="Tableau2.D2" office:value-type="string">
            <text:p text:style-name="P14"/>
          </table:table-cell>
        </table:table-row>
      </table:table>
      <text:p text:style-name="P10"/>
      <text:h text:style-name="P52" text:outline-level="2"><text:soft-page-break/>Glossary</text:h>
      <table:table table:name="Tableau3" table:style-name="Tableau3">
        <table:table-column table:style-name="Tableau3.A"/>
        <table:table-column table:style-name="Tableau3.B"/>
        <table:table-row table:style-name="Tableau3.1">
          <table:table-cell table:style-name="Tableau3.A1" office:value-type="string">
            <text:p text:style-name="P16"><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
      <text:p text:style-name="P10"/>
      <text:p text:style-name="P10"/>
      <text:p text:style-name="P10"/>
      <text:h text:style-name="Heading_20_1" text:outline-level="1">Fonctionnalités</text:h>
      <text:p text:style-name="First_20_line_20_indent">Disposition générale :</text:p>
      <text:list xml:id="list41410498" text:style-name="L1">
        <text:list-item>
          <text:p text:style-name="P26">Pédales permanentes. Exemples :</text:p>
          <text:list>
            <text:list-item>
              <text:p text:style-name="P26">banque N</text:p>
            </text:list-item>
            <text:list-item>
              <text:p text:style-name="P26">banque suivante</text:p>
            </text:list-item>
            <text:list-item>
              <text:p text:style-name="P26">banque précédente</text:p>
            </text:list-item>
            <text:list-item>
              <text:p text:style-name="P26">preset { N, … }</text:p>
            </text:list-item>
            <text:list-item>
              <text:p text:style-name="P26">preset suivant</text:p>
            </text:list-item>
            <text:list-item>
              <text:p text:style-name="P26">preset précédent</text:p>
            </text:list-item>
            <text:list-item>
              <text:p text:style-name="P26">Toggle accordeur (effet global)</text:p>
            </text:list-item>
            <text:list-item>
              <text:p text:style-name="P26">Toggle effet { X, … }</text:p>
            </text:list-item>
            <text:list-item>
              <text:p text:style-name="P26">Event trigger</text:p>
            </text:list-item>
          </text:list>
        </text:list-item>
        <text:list-item>
          <text:p text:style-name="P53">Zone de banque</text:p>
        </text:list-item>
      </text:list>
      <text:p text:style-name="First_20_line_20_indent">Banque :</text:p>
      <text:list xml:id="list41500161" text:continue-numbering="true" text:style-name="L1">
        <text:list-item>
          <text:p text:style-name="P26">Pédales permanentes</text:p>
          <text:list>
            <text:list-item>
              <text:p text:style-name="P26">preset { N, … }</text:p>
            </text:list-item>
            <text:list-item>
              <text:p text:style-name="P26">preset suivant</text:p>
            </text:list-item>
            <text:list-item>
              <text:p text:style-name="P26">preset précédent</text:p>
            </text:list-item>
            <text:list-item>
              <text:p text:style-name="P26">Toggle accordeur</text:p>
            </text:list-item>
            <text:list-item>
              <text:p text:style-name="P26">Toggle effet { X, … }</text:p>
            </text:list-item>
            <text:list-item>
              <text:p text:style-name="P26">Event trigger</text:p>
            </text:list-item>
          </text:list>
        </text:list-item>
        <text:list-item>
          <text:p text:style-name="P53">Zone de preset</text:p>
        </text:list-item>
      </text:list>
      <text:p text:style-name="First_20_line_20_indent">Preset :</text:p>
      <text:list xml:id="list41512525" text:continue-numbering="true" text:style-name="L1">
        <text:list-item>
          <text:p text:style-name="P26">Assignation expression → effet X paramètre N</text:p>
        </text:list-item>
        <text:list-item>
          <text:p text:style-name="P26">Pédales contextuelles</text:p>
          <text:list>
            <text:list-item>
              <text:p text:style-name="P26">Effet X on/off</text:p>
            </text:list-item>
            <text:list-item>
              <text:p text:style-name="P26">Event trigger</text:p>
            </text:list-item>
            <text:list-item>
              <text:p text:style-name="P26">Paramètre binaire effet X paramètre N</text:p>
            </text:list-item>
          </text:list>
        </text:list-item>
      </text:list>
      <text:p text:style-name="First_20_line_20_indent"/>
      <text:p text:style-name="First_20_line_20_indent">Preset { N, … } : Sélection d’un preset donné ou cycle parmi une courte liste assignée à la pédale.</text:p>
      <text:p text:style-name="First_20_line_20_indent">Toggle effet { X, … } : on peut adresser l’effet X par un nom, qui est global à la disposition générale (ou à la banque courante ? À voir.) Au sein d’un preset, on peut assigner un nom à un effet particulier, ce qui permet de relier une pédale à n’importe quel effet de n’importe quel patch. Il peut y avoir plusieurs effets assignés à la pédale, et dans ce cas l’état bypass de chaque effet est inversé.</text:p>
      <text:p text:style-name="First_20_line_20_indent">On peut aussi simplement donner un type caractérisant l’effet à activer/désactiver. La pédale commande alors le premier effet de ce type trouvé dans la chaîne.</text:p>
      <text:p text:style-name="First_20_line_20_indent">Event trigger peut avoir différents usages : repérage du tempo, enregistrement, lecture ou arrêt d’une boucle, réinitialisation de la phase des LFOs, envoi de données sur le MIDI, etc.</text:p>
      <text:p text:style-name="First_20_line_20_indent"/>
      <text:h text:style-name="Heading_20_1" text:outline-level="1">Architecture</text:h>
      <text:h text:style-name="Heading_20_2" text:outline-level="2">Threading</text:h>
      <text:p text:style-name="First_20_line_20_indent">Trois threads :</text:p>
      <text:list xml:id="list41403036" text:style-name="L2">
        <text:list-item>
          <text:p text:style-name="P27">Thread des entrées</text:p>
        </text:list-item>
        <text:list-item>
          <text:p text:style-name="P27">Thread de commande, qui gère la structure du document et toutes ses modifications.</text:p>
          <text:list>
            <text:list-item>
              <text:p text:style-name="P27">Répond aussi vite que possible aux sollicitations utilisateur</text:p>
            </text:list-item>
            <text:list-item>
              <text:p text:style-name="P27">Prépare les données pour le thread audio</text:p>
            </text:list-item>
            <text:list-item>
              <text:p text:style-name="P27">Instancie, reconfigure et détruit les plug-ins.</text:p>
            </text:list-item>
          </text:list>
        </text:list-item>
        <text:list-item>
          <text:p text:style-name="P54">Thread audio, qui pourra éventuellement être multipliés pour profiter du multi-core.</text:p>
        </text:list-item>
      </text:list>
      <text:h text:style-name="Heading_20_2" text:outline-level="2">Gestion du document</text:h>
      <text:p text:style-name="First_20_line_20_indent">Le modèle est partagé entre le thread de commande et le thread audio.</text:p>
      <text:p text:style-name="First_20_line_20_indent">Toutes les actions passent par le thread de commande. Cependant, certains contrôleurs peuvent être envoyés directement au thread audio qui, en fonction de la configuration courante, peut mettre à jour instantanément sa copie personnelle des paramètres (hors modulation). C’est le cas par exemple de la fréquence de coupure de la wha.</text:p>
      <text:p text:style-name="First_20_line_20_indent">Les paramètres modifiés par le thread audio sont routés sur le thread de commande qui redispatche à tout le monde sauf l’audio et éventuellement enregistre les changements (en fonction du mode d’édition). On peut alors considérer que thread audio prend temporairement et localement le rôle de contrôleur au sens MVC, se substituant complètement à sa fonction de vue.</text:p>
      <text:p text:style-name="First_20_line_20_indent">Les deux threads disposent donc chacun d’une copie approximativement synchronisée des valeurs de tous les paramètres.</text:p>
      <text:h text:style-name="Heading_20_2" text:outline-level="2">Audio</text:h>
      <text:p text:style-name="First_20_line_20_indent">Tout ce qui concerne le traitement audio est précalculé par le thread de commande, dans la mesure du possible. En particulier : l’enchaînement des traitements, la répartition des buffers, les applications instantanées de presets, etc.</text:p>
      <text:h text:style-name="Heading_20_2" text:outline-level="2">Messages</text:h>
      <text:p text:style-name="First_20_line_20_indent">Messages thread de commande → thread audio :</text:p>
      <text:list xml:id="list41426304" text:style-name="L3">
        <text:list-item>
          <text:p text:style-name="P55">Nouveau bloc de contrôle</text:p>
        </text:list-item>
        <text:list-item>
          <text:p text:style-name="P55">Paramètre de plug-in</text:p>
        </text:list-item>
      </text:list>
      <text:p text:style-name="First_20_line_20_indent">Messages thread audio → thread de commande :</text:p>
      <text:list xml:id="list41421048" text:style-name="L4">
        <text:list-item>
          <text:p text:style-name="P56">Recyclage d’un bloc de contrôle</text:p>
        </text:list-item>
        <text:list-item>
          <text:p text:style-name="P56">Paramètre de plug-in</text:p>
        </text:list-item>
      </text:list>
      <text:p text:style-name="First_20_line_20_indent"><text:soft-page-break/></text:p>
      <text:h text:style-name="Heading_20_2" text:outline-level="2">Contrôleurs</text:h>
      <text:p text:style-name="First_20_line_20_indent"/>
      <text:p text:style-name="First_20_line_20_indent"/>
      <text:p text:style-name="First_20_line_20_indent"/>
      <text:p text:style-name="First_20_line_20_indent"/>
      <text:h text:style-name="Heading_20_3" text:outline-level="3">LFO</text:h>
      <text:p text:style-name="First_20_line_20_indent">Paramètres :</text:p>
      <text:list xml:id="list41418455" text:style-name="L5">
        <text:list-item>
          <text:p text:style-name="P28">Période/fréquence</text:p>
        </text:list-item>
        <text:list-item>
          <text:p text:style-name="P28">Distorsion de phase (répartition temporelle du point du milieu)</text:p>
        </text:list-item>
        <text:list-item>
          <text:p text:style-name="P28">Aléa cyclique</text:p>
        </text:list-item>
        <text:list-item>
          <text:p text:style-name="P28">Forme d’onde</text:p>
          <text:list>
            <text:list-item>
              <text:p text:style-name="P28">Sinus</text:p>
            </text:list-item>
            <text:list-item>
              <text:p text:style-name="P28">Carré</text:p>
            </text:list-item>
            <text:list-item>
              <text:p text:style-name="P28">Triangle</text:p>
            </text:list-item>
            <text:list-item>
              <text:p text:style-name="P28">Dents de scie</text:p>
            </text:list-item>
            <text:list-item>
              <text:p text:style-name="P28">Bruit brun</text:p>
            </text:list-item>
          </text:list>
        </text:list-item>
        <text:list-item>
          <text:p text:style-name="P28">Signe</text:p>
        </text:list-item>
        <text:list-item>
          <text:p text:style-name="P28">Polarité (unipolaire / bipolaire)</text:p>
        </text:list-item>
        <text:list-item>
          <text:p text:style-name="P28">Distorsion d’onde n &amp; m (1–64) : 1-(1-x^n)^m en valeur absolue. On pourrait le réduire à un seul paramètre ? n :1→1→64→64→(1), m :1→64→1→64→(1) en calculant bien la progression de n et m. <text:a xlink:type="simple" xlink:href="https://www.desmos.com/calculator/u7s3hvwhcj">https://www.desmos.com/calculator/u7s3hvwhcj</text:a></text:p>
        </text:list-item>
        <text:list-item>
          <text:p text:style-name="P28">Sample &amp; hold</text:p>
        </text:list-item>
        <text:list-item>
          <text:p text:style-name="P28">Smoothing</text:p>
        </text:list-item>
      </text:list>
      <text:p text:style-name="First_20_line_20_indent"/>
      <text:p text:style-name="First_20_line_20_indent">Traitement :</text:p>
      <text:p text:style-name="First_20_line_20_indent">Soit : Phase tri → modulation chaotique → distorsion de phase → forme d’onde → signe → polarité</text:p>
      <text:p text:style-name="First_20_line_20_indent">Soit : Générateur tout-en-un</text:p>
      <text:p text:style-name="First_20_line_20_indent">Puis : → distorsion d’onde → sample &amp; hold → smoothing</text:p>
      <text:p text:style-name="First_20_line_20_indent"/>
      <text:h text:style-name="Heading_20_1" text:outline-level="1">Interface d’utilisation</text:h>
      <text:h text:style-name="Heading_20_2" text:outline-level="2">Principes</text:h>
      <text:p text:style-name="First_20_line_20_indent">L’interface se présente sous forme de pages. On passe d’une page à l’autre par une manipulation de des boutons ou par un événement externe (modification du document).</text:p>
      <text:p text:style-name="First_20_line_20_indent">Le graphisme et la mise en page sont adaptables à des tailles d’écran diverses (au minimum 84 <text:span text:style-name="T5">× </text:span>48), mais elles seront optimisées pour l’écran actuellement choisi, en 128 <text:span text:style-name="T5">× </text:span>64.</text:p>
      <text:p text:style-name="First_20_line_20_indent">Les boutons qui permettent d’interagir directement avec l’interface sont Select, Esc, les 4 flèches et les deux rotenc (rotary encoders) à bouton poussoir. Les directions des rotenc sont associés habituellement aux flèches, mais il est possible de les décoreler. De même, les deux boutons poussoir sont habituellement équivalents à Select.</text:p>
      <text:h text:style-name="Heading_20_2" text:outline-level="2">Liste des pages</text:h>
      <text:h text:style-name="Heading_20_3" text:outline-level="3">Démarrage</text:h>
      <text:h text:style-name="Heading_20_4" text:outline-level="4">Éléments affichés</text:h>
      <text:list xml:id="list41430616" text:style-name="L6">
        <text:list-item>
          <text:p text:style-name="P29">Titre</text:p>
        </text:list-item>
        <text:list-item>
          <text:p text:style-name="P29">Version</text:p>
        </text:list-item>
        <text:list-item>
          <text:p text:style-name="P29">Éventuellement, scan des plug-ins</text:p>
        </text:list-item>
        <text:list-item>
          <text:p text:style-name="P29">Éventuellement, message d’interruption.</text:p>
        </text:list-item>
      </text:list>
      <text:h text:style-name="Heading_20_4" text:outline-level="4">Interactions</text:h>
      <text:p text:style-name="First_20_line_20_indent">Si la pédale 1 est maintenue enfoncée pendant cette phase, la phase se poursuit au moins jusqu’au relâchement de la pédale. Si la pédale reste enfoncée plus de deux secondes, le programme se termine.</text:p>
      <text:h text:style-name="Heading_20_3" text:outline-level="3">Informations — programme courant</text:h>
      <text:h text:style-name="Heading_20_4" text:outline-level="4">Éléments affichés</text:h>
      <text:list xml:id="list41490018" text:continue-numbering="true" text:style-name="L6">
        <text:list-item>
          <text:p text:style-name="P29">Numéro du programme en très gros</text:p>
        </text:list-item>
        <text:list-item>
          <text:p text:style-name="P29">Nom du programme en gros</text:p>
        </text:list-item>
        <text:list-item>
          <text:p text:style-name="P29">Numéro et nom de la banque courante en petit (qui peut être différente de la banque à laquelle appartient le programme courant ?)</text:p>
        </text:list-item>
        <text:list-item>
          <text:p text:style-name="P29">Adresse IP en petit</text:p>
        </text:list-item>
      </text:list>
      <text:h text:style-name="Heading_20_4" text:outline-level="4">Interactions</text:h>
      <text:list xml:id="list41418409" text:style-name="L7">
        <text:list-item>
          <text:p text:style-name="P30">Select : ➡ menu principal</text:p>
        </text:list-item>
        <text:list-item>
          <text:p text:style-name="P30">←, →, rotenc 2 : ➡ contrôle des niveaux ? Ça ou autre chose ?</text:p>
        </text:list-item>
        <text:list-item>
          <text:p text:style-name="P30">↑, ↓, rotenc 1 : changement de programme</text:p>
        </text:list-item>
      </text:list>
      <text:h text:style-name="Heading_20_3" text:outline-level="3"><text:soft-page-break/>Contrôle des niveaux</text:h>
      <text:h text:style-name="Heading_20_4" text:outline-level="4">Éléments affichés</text:h>
      <text:list xml:id="list41417388" text:style-name="L8">
        <text:list-item>
          <text:p text:style-name="P31">Volume master en dB</text:p>
        </text:list-item>
        <text:list-item>
          <text:p text:style-name="P31">Vu-mètre sortie + clipping</text:p>
        </text:list-item>
        <text:list-item>
          <text:p text:style-name="P31">Volume d’entrée en dB</text:p>
        </text:list-item>
        <text:list-item>
          <text:p text:style-name="P31">Vu-mètre entrée + clipping</text:p>
        </text:list-item>
        <text:list-item>
          <text:p text:style-name="P31">Vu-mètre Charge CPU</text:p>
        </text:list-item>
      </text:list>
      <text:h text:style-name="Heading_20_4" text:outline-level="4">Interactions</text:h>
      <text:list xml:id="list41487589" text:continue-list="list41418409" text:style-name="L7">
        <text:list-item>
          <text:p text:style-name="P30">↑, ↓, rotenc 1 : Défilement dans le menu</text:p>
        </text:list-item>
        <text:list-item>
          <text:p text:style-name="P30">←, →, rotenc 2 : changements</text:p>
        </text:list-item>
        <text:list-item>
          <text:p text:style-name="P30">Select sur un volume : Remettre à zéro l’information de clipping</text:p>
        </text:list-item>
        <text:list-item>
          <text:p text:style-name="P30">Select sur l’icône de canaux : changer la stéréo de sortie</text:p>
        </text:list-item>
        <text:list-item>
          <text:p text:style-name="P30">Esc : ➡ Informations — programme courant</text:p>
        </text:list-item>
      </text:list>
      <text:h text:style-name="Heading_20_3" text:outline-level="3">Menu principal</text:h>
      <text:h text:style-name="Heading_20_4" text:outline-level="4">Éléments affichés</text:h>
      <text:list xml:id="list41504780" text:continue-list="list41417388" text:style-name="L8">
        <text:list-item>
          <text:p text:style-name="P31">Édition programme courant</text:p>
        </text:list-item>
        <text:list-item>
          <text:p text:style-name="P31">Édition des banques</text:p>
        </text:list-item>
        <text:list-item>
          <text:p text:style-name="P31">Configuration du pédalier</text:p>
        </text:list-item>
        <text:list-item>
          <text:p text:style-name="P31">Contrôle du volume maître</text:p>
        </text:list-item>
        <text:list-item>
          <text:p text:style-name="P31">Redémarrage</text:p>
        </text:list-item>
      </text:list>
      <text:h text:style-name="Heading_20_4" text:outline-level="4">Interactions</text:h>
      <text:list xml:id="list41515446" text:continue-list="list41487589" text:style-name="L7">
        <text:list-item>
          <text:p text:style-name="P30">↑, ↓, rotenc 1 : Défilement dans le menu</text:p>
        </text:list-item>
        <text:list-item>
          <text:p text:style-name="P30">Select : ➡ Édition programme courant, ➡ édition des banques, ➡ configuration du pédalier, ➡ contrôle du volume maître, ➡ redémarrage</text:p>
        </text:list-item>
        <text:list-item>
          <text:p text:style-name="P30">Esc : ➡ Informations — programme courant</text:p>
        </text:list-item>
      </text:list>
      <text:h text:style-name="Heading_20_3" text:outline-level="3">Redémarrage</text:h>
      <text:h text:style-name="Heading_20_4" text:outline-level="4">Éléments affichés</text:h>
      <text:list xml:id="list41411442" text:style-name="L9">
        <text:list-item>
          <text:p text:style-name="P32">Voulez-vous vraiment redémarrer ?</text:p>
        </text:list-item>
        <text:list-item>
          <text:p text:style-name="P32">Non</text:p>
        </text:list-item>
        <text:list-item>
          <text:p text:style-name="P32">Oui</text:p>
        </text:list-item>
      </text:list>
      <text:h text:style-name="Heading_20_4" text:outline-level="4">Interactions</text:h>
      <text:list xml:id="list41496009" text:continue-list="list41515446" text:style-name="L7">
        <text:list-item>
          <text:p text:style-name="P30">↑, ↓, rotenc 1 : Défilement dans le menu</text:p>
        </text:list-item>
        <text:list-item>
          <text:p text:style-name="P30">Select : ➡ menu principal ou redémarrage de la machine</text:p>
        </text:list-item>
        <text:list-item>
          <text:p text:style-name="P30">Esc : ➡ menu principal</text:p>
        </text:list-item>
      </text:list>
      <text:h text:style-name="Heading_20_3" text:outline-level="3"><text:soft-page-break/>Édition programme courant</text:h>
      <text:h text:style-name="Heading_20_4" text:outline-level="4">Éléments affichés</text:h>
      <text:list xml:id="list41492243" text:continue-list="list41411442" text:style-name="L9">
        <text:list-item>
          <text:p text:style-name="P32">Nom du programme</text:p>
        </text:list-item>
        <text:list-item>
          <text:p text:style-name="P32">Contrôleurs</text:p>
        </text:list-item>
        <text:list-item>
          <text:p text:style-name="P32">Liste des plug-in slots dans l’ordre de traitement + 1 vide</text:p>
        </text:list-item>
      </text:list>
      <text:p text:style-name="First_20_line_20_indent"/>
      <text:p text:style-name="First_20_line_20_indent">Note : à partir de cet écran, et dans tous les écrans hiérarchiquement contenus, on passe en mode « édition ». Dans ce mode, les changements opérés sur le programme acif sont automatiquement sauvegardés dans la banque.</text:p>
      <text:h text:style-name="Heading_20_4" text:outline-level="4">Interactions</text:h>
      <text:list xml:id="list41412512" text:style-name="L10">
        <text:list-item>
          <text:p text:style-name="P33">↑, ↓, rotenc 1 : Défilement dans le menu</text:p>
        </text:list-item>
        <text:list-item>
          <text:p text:style-name="P33">Esc : ➡ menu principal</text:p>
        </text:list-item>
        <text:list-item>
          <text:p text:style-name="P33">Select sur Nom du programme ➡ édition texte. Titre : « Nom du programme ».</text:p>
        </text:list-item>
        <text:list-item>
          <text:p text:style-name="P33">Select sur Contrôleurs : ➡ contrôleurs du programme</text:p>
        </text:list-item>
        <text:list-item>
          <text:p text:style-name="P33">Select sur un slot vide : ➡ menu slot</text:p>
        </text:list-item>
        <text:list-item>
          <text:p text:style-name="P33">Select sur un slot plein : ➡ liste des paramètres</text:p>
        </text:list-item>
        <text:list-item>
          <text:p text:style-name="P33">←, →, rotenc 2 sur un slot plein : changement du type de l’effet, avec un slot vide en début de liste.</text:p>
        </text:list-item>
      </text:list>
      <text:h text:style-name="Heading_20_3" text:outline-level="3">Édition texte</text:h>
      <text:h text:style-name="Heading_20_4" text:outline-level="4">Éléments affichés</text:h>
      <text:list xml:id="list41517224" text:continue-list="list41492243" text:style-name="L9">
        <text:list-item>
          <text:p text:style-name="P32">Titre</text:p>
        </text:list-item>
        <text:list-item>
          <text:p text:style-name="P32">Chaîne éditée + curseur</text:p>
        </text:list-item>
        <text:list-item>
          <text:p text:style-name="P32">Zone de sélection défilante contenant différents caractères + Del + ← + → + OK + Cancel</text:p>
        </text:list-item>
        <text:list-item>
          <text:p text:style-name="P32">Curseur dans la zone défilante</text:p>
        </text:list-item>
      </text:list>
      <text:p text:style-name="First_20_line_20_indent"/>
      <text:p text:style-name="First_20_line_20_indent">Exemple de contenu de caractères (pas exhaustif, pas final) :</text:p>
      <text:p text:style-name="Preformatted_20_Text">+---------------------+</text:p>
      <text:p text:style-name="Preformatted_20_Text">|Titre <text:s text:c="15"/>|</text:p>
      <text:p text:style-name="Preformatted_20_Text">|Texte <text:s text:c="15"/>|</text:p>
      <text:p text:style-name="Preformatted_20_Text">|OK CANCEL SPC DEL ← →|</text:p>
      <text:p text:style-name="Preformatted_20_Text">|abcdefgABCDEFGáàâãäÁÀÂÃÄþ</text:p>
      <text:p text:style-name="Preformatted_20_Text">|hijklmnHIKLMNJéèêëýÉÈÊËšÞ</text:p>
      <text:p text:style-name="Preformatted_20_Text">|opqrstuOPQRSTUíìîïÝÍÌÎÏŠø</text:p>
      <text:p text:style-name="Preformatted_20_Text">|vwxyzçÇVWXYZñÑóòôõöÓÒÔÕÖØ</text:p>
      <text:p text:style-name="Preformatted_20_Text">|0123456789œŒæÆúùûüßÚÙÛÜžŽ</text:p>
      <text:p text:style-name="Preformatted_20_Text">+-_'"«»,.:;!¡?¿*+·#%&amp;|</text:p>
      <text:p text:style-name="Preformatted_20_Text"><text:s/>=@/\()[]{}&lt;&gt;×÷¯¢$€£¥</text:p>
      <text:h text:style-name="Heading_20_4" text:outline-level="4">Interactions</text:h>
      <text:p text:style-name="First_20_line_20_indent">À l’arrivée, le curseur de chaîne est positionné sur la fin de la chaîne.</text:p>
      <text:list xml:id="list41410763" text:style-name="L11">
        <text:list-item>
          <text:p text:style-name="P34">↑, ↓, rotenc 1 et ←, →, rotenc 2 : faire défiler le curseur de sélection</text:p>
        </text:list-item>
        <text:list-item>
          <text:p text:style-name="P34">Select : ajouter le caractère pointé ou faire l’action indiquée</text:p>
        </text:list-item>
        <text:list-item>
          <text:p text:style-name="P34"><text:soft-page-break/>Esc : comme Cancel.</text:p>
        </text:list-item>
      </text:list>
      <text:p text:style-name="First_20_line_20_indent"/>
      <text:p text:style-name="First_20_line_20_indent">Icônes :</text:p>
      <text:list xml:id="list41410716" text:style-name="L12">
        <text:list-item>
          <text:p text:style-name="P35">OK : la chaîne est validée telle quelle, retour à l’écran commanditaire</text:p>
        </text:list-item>
        <text:list-item>
          <text:p text:style-name="P35">Cancel : l’édition est annulée, retour à l’écran commanditaire</text:p>
        </text:list-item>
        <text:list-item>
          <text:p text:style-name="P35">Del : le caractère avant le curseur est effacé</text:p>
        </text:list-item>
        <text:list-item>
          <text:p text:style-name="P35">←, → : déplacement du curseur de chaîne.</text:p>
        </text:list-item>
      </text:list>
      <text:h text:style-name="Heading_20_3" text:outline-level="3">Menu slot</text:h>
      <text:h text:style-name="Heading_20_4" text:outline-level="4">Éléments affichés</text:h>
      <text:list xml:id="list41413086" text:style-name="L13">
        <text:list-item>
          <text:p text:style-name="P36">Type de l’effet</text:p>
        </text:list-item>
        <text:list-item>
          <text:p text:style-name="P36">Label</text:p>
        </text:list-item>
        <text:list-item>
          <text:p text:style-name="P36">Insérer nouveau avant</text:p>
        </text:list-item>
        <text:list-item>
          <text:p text:style-name="P36">Supprimer (si applicable)</text:p>
        </text:list-item>
        <text:list-item>
          <text:p text:style-name="P36">Remise à zéro (si applicable)</text:p>
        </text:list-item>
        <text:list-item>
          <text:p text:style-name="P36">Déplacer</text:p>
        </text:list-item>
        <text:list-item>
          <text:p text:style-name="P36">Presets (si applicable)</text:p>
        </text:list-item>
        <text:list-item>
          <text:p text:style-name="P36">Nbr chn in/out (si applicable)</text:p>
        </text:list-item>
      </text:list>
      <text:p text:style-name="First_20_line_20_indent"/>
      <text:h text:style-name="Heading_20_4" text:outline-level="4">Interactions</text:h>
      <text:list xml:id="list41423844" text:style-name="L14">
        <text:list-item>
          <text:p text:style-name="P37">←, →, rotenc 2  sur Type de l’effet : cycle les effets disponibles + slot vide.</text:p>
        </text:list-item>
        <text:list-item>
          <text:p text:style-name="P37">Select sur Type de l’effet : ➡ liste des effets</text:p>
        </text:list-item>
        <text:list-item>
          <text:p text:style-name="P37">Select sur Supprimer : ➡ confirmation simple (titre : « supprimer le slot ? »), éventuelle suppression du slot puis retour ➡ édition programme courant.</text:p>
        </text:list-item>
        <text:list-item>
          <text:p text:style-name="P37">Select sur Remise à zéro : ➡ confirmation simple (titre : « Remettre l’effet à zéro ? »), éventuelle remise à zéro du slot puis retour sur cette même page.</text:p>
        </text:list-item>
        <text:list-item>
          <text:p text:style-name="P37">Select sur Déplacer : ➡ déplacement de slot</text:p>
        </text:list-item>
        <text:list-item>
          <text:p text:style-name="P37">Select sur Presets : ➡ gestion des presets d’effet</text:p>
        </text:list-item>
        <text:list-item>
          <text:p text:style-name="P37">Select sur Nbr chn in/out : alterne le mono forcé avec stéréo (si applicable)</text:p>
        </text:list-item>
        <text:list-item>
          <text:p text:style-name="P37">Select sur Label :</text:p>
        </text:list-item>
        <text:list-item>
          <text:p text:style-name="P37">Esc : ➡ édition programme courant</text:p>
        </text:list-item>
      </text:list>
      <text:h text:style-name="Heading_20_3" text:outline-level="3">Liste des paramètres</text:h>
      <text:h text:style-name="Heading_20_4" text:outline-level="4">Éléments affichés</text:h>
      <text:list xml:id="list41411747" text:style-name="L15">
        <text:list-item>
          <text:p text:style-name="P38">Setup / actions</text:p>
        </text:list-item>
        <text:list-item>
          <text:p text:style-name="P38">Bypass + valeur</text:p>
        </text:list-item>
        <text:list-item>
          <text:p text:style-name="P38">FX mix + valeur</text:p>
        </text:list-item>
        <text:list-item>
          <text:p text:style-name="P38">Volume + valeur</text:p>
        </text:list-item>
        <text:list-item>
          <text:p text:style-name="P38">Liste des paramètres de l’effet + valeur</text:p>
        </text:list-item>
      </text:list>
      <text:p text:style-name="First_20_line_20_indent"/>
      <text:p text:style-name="First_20_line_20_indent">Les valeurs sont ici affichées sans unité, par souci de compacité.</text:p>
      <text:p text:style-name="First_20_line_20_indent">Les paramètres modulés seront signalés d’une manière restant à déterminer (soulignement pointillé ?)</text:p>
      <text:h text:style-name="Heading_20_4" text:outline-level="4"><text:soft-page-break/>Interactions</text:h>
      <text:list xml:id="list41411938" text:style-name="L16">
        <text:list-item>
          <text:p text:style-name="P39">↑, ↓, rotenc 1 : Défilement dans le menu</text:p>
        </text:list-item>
        <text:list-item>
          <text:p text:style-name="P39">Select sur Setup / actions : ➡ menu slot</text:p>
        </text:list-item>
        <text:list-item>
          <text:p text:style-name="P39">Select sur un paramètre : ➡ Édition d’un paramètre</text:p>
        </text:list-item>
        <text:list-item>
          <text:p text:style-name="P39">Esc : ➡ édition programme courant</text:p>
        </text:list-item>
        <text:list-item>
          <text:p text:style-name="P39">←, →, rotenc 2 : changement de la valeur du paramètre (coarse, 1/20)</text:p>
        </text:list-item>
      </text:list>
      <text:h text:style-name="Heading_20_3" text:outline-level="3">Édition d’un paramètre</text:h>
      <text:h text:style-name="Heading_20_4" text:outline-level="4">Éléments affichés</text:h>
      <text:list xml:id="list41429984" text:style-name="L17">
        <text:list-item>
          <text:p text:style-name="P40">Nom du paramètre</text:p>
        </text:list-item>
        <text:list-item>
          <text:p text:style-name="P40">Valeur</text:p>
        </text:list-item>
        <text:list-item>
          <text:p text:style-name="P40">Unité (sur la même ligne que la valeur)</text:p>
        </text:list-item>
        <text:list-item>
          <text:p text:style-name="P40">Symboles donnant 4 pas de réglage, sur une ligne (ex : « 1 :10 :100 :1000 »)</text:p>
        </text:list-item>
        <text:list-item>
          <text:p text:style-name="P40">Contrôleurs, avec symbole indiquant qu’il y en a</text:p>
        </text:list-item>
        <text:list-item>
          <text:p text:style-name="P40">Si applicable : indication asservissement au tempo</text:p>
        </text:list-item>
      </text:list>
      <text:h text:style-name="Heading_20_4" text:outline-level="4">Interactions</text:h>
      <text:p text:style-name="First_20_line_20_indent">Le nom et la valeur ne sont pas navigables.</text:p>
      <text:h text:style-name="Heading_20_3" text:outline-level="3">Contrôleurs d’un paramètre</text:h>
      <text:h text:style-name="Heading_20_4" text:outline-level="4">Éléments affichés</text:h>
      <text:list xml:id="list41408807" text:style-name="L18">
        <text:list-item>
          <text:p text:style-name="P41">Automation</text:p>
        </text:list-item>
        <text:list-item>
          <text:p text:style-name="P41">Modulations (liste)</text:p>
        </text:list-item>
      </text:list>
      <text:p text:style-name="First_20_line_20_indent"/>
      <text:p text:style-name="First_20_line_20_indent">Chaque élément de la liste est constitué soit de &lt;none&gt; (pour l’automation) ou &lt;empty&gt; (denière modulation), soit du nom/numéro de la source de modulation, sans autre précision à ce niveau.</text:p>
      <text:h text:style-name="Heading_20_4" text:outline-level="4">Interactions</text:h>
      <text:list xml:id="list41418300" text:style-name="L19">
        <text:list-item>
          <text:p text:style-name="P42">↑, ↓, rotenc 1 : Défilement dans le menu</text:p>
        </text:list-item>
        <text:list-item>
          <text:p text:style-name="P42">Select sur une entrée : ➡ Édition d’un contrôleur</text:p>
        </text:list-item>
        <text:list-item>
          <text:p text:style-name="P42">Esc : ➡ Édition d’un paramètre</text:p>
        </text:list-item>
      </text:list>
      <text:h text:style-name="Heading_20_3" text:outline-level="3">Édition d’un contrôleur</text:h>
      <text:h text:style-name="Heading_20_4" text:outline-level="4">Éléments affichés</text:h>
      <text:list xml:id="list41433776" text:style-name="L20">
        <text:list-item>
          <text:p text:style-name="P43">Source/action : &lt;empty&gt;, pedal, expression, rotenc… (on allongera la liste plus tard) + numéro ou nom de la source</text:p>
        </text:list-item>
        <text:list-item>
          <text:p text:style-name="P43">Le pas, si applicable (rotenc + paramètre à valeurs continues)</text:p>
        </text:list-item>
        <text:list-item>
          <text:p text:style-name="P43">Valeur min</text:p>
        </text:list-item>
        <text:list-item>
          <text:p text:style-name="P43">Pas de réglage de la valeur min, si applicable</text:p>
        </text:list-item>
        <text:list-item>
          <text:p text:style-name="P43">valeur max</text:p>
        </text:list-item>
        <text:list-item>
          <text:p text:style-name="P43"><text:soft-page-break/>Pas de réglage de la valeur max, si applicable</text:p>
        </text:list-item>
        <text:list-item>
          <text:p text:style-name="P43">Nom de la courbe, si applicable</text:p>
        </text:list-item>
        <text:list-item>
          <text:p text:style-name="P43">Conversion unipolaire → bipolaire</text:p>
        </text:list-item>
      </text:list>
      <text:p text:style-name="First_20_line_20_indent"/>
      <text:p text:style-name="First_20_line_20_indent">Idéalement, si &lt;empty&gt; est actif, les autres champs apparaissent vides.</text:p>
      <text:h text:style-name="Heading_20_4" text:outline-level="4">Interactions</text:h>
      <text:p text:style-name="First_20_line_20_indent">Les valeurs min et max ne sont pas navigables.</text:p>
      <text:list xml:id="list41509310" text:continue-list="list41418300" text:style-name="L19">
        <text:list-item>
          <text:p text:style-name="P42">↑, ↓, rotenc 1 : Défilement dans le menu</text:p>
        </text:list-item>
        <text:list-item>
          <text:p text:style-name="P42">←, →, rotenc 2 sur la source : changement de la source, éventuellement ajout ou destruction du contrôleur.</text:p>
        </text:list-item>
        <text:list-item>
          <text:p text:style-name="P42">←, →, rotenc 2 sur le pas : changement de la valeur du pas. On utilisera une échelle log.</text:p>
        </text:list-item>
        <text:list-item>
          <text:p text:style-name="P42">←, →, rotenc 2 sur le pas des valeurs min/max : changement de ladite valeur en fonction du pas sélectionné.</text:p>
        </text:list-item>
        <text:list-item>
          <text:p text:style-name="P42">←, →, rotenc 2 sur la courbe : changement de la courbe</text:p>
        </text:list-item>
        <text:list-item>
          <text:p text:style-name="P42">Select sur la courbe :➡ Choix d’une courbe</text:p>
        </text:list-item>
        <text:list-item>
          <text:p text:style-name="P42">←, →, rotenc 2 ou Select sur la conversion unipolaire → bipolaire : toggle.</text:p>
        </text:list-item>
        <text:list-item>
          <text:p text:style-name="P42">Esc : ➡ Contrôleurs d’un paramètre.</text:p>
        </text:list-item>
      </text:list>
      <text:h text:style-name="Heading_20_3" text:outline-level="3">configuration du pédalier</text:h>
      <text:p text:style-name="First_20_line_20_indent">Cet écran pourra servir autant à la configuration de base du pédalier qu’à celles associées aux programmes et aux banques.</text:p>
      <text:h text:style-name="Heading_20_4" text:outline-level="4">Éléments affichés</text:h>
      <text:p text:style-name="First_20_line_20_indent">12 entrées indiquant pour chaque pédale :</text:p>
      <text:list xml:id="list41429741" text:style-name="L21">
        <text:list-item>
          <text:p text:style-name="P44">Numéro de la pédale</text:p>
        </text:list-item>
        <text:list-item>
          <text:p text:style-name="P44">Fonction attribuée</text:p>
        </text:list-item>
      </text:list>
      <text:p text:style-name="First_20_line_20_indent"/>
      <text:p text:style-name="First_20_line_20_indent">La fonction peut être excessivement complexe. On choisira donc de ne présenter que des cas d’utilisation courants. Les cas y échappant seront indiqués comme « complexes » et ne pourront pas être édités.</text:p>
      <text:p text:style-name="First_20_line_20_indent">Cas d’utilisation envisagés :</text:p>
      <text:list xml:id="list41430883" text:style-name="L22">
        <text:list-item>
          <text:p text:style-name="P45">Rien.</text:p>
        </text:list-item>
        <text:list-item>
          <text:p text:style-name="P45">Simple action : PRESS, action unique. En dehors des possibilités suivantes, l’action sera indiquée comme complexe :</text:p>
          <text:list>
            <text:list-item>
              <text:p text:style-name="P45">Prog +</text:p>
            </text:list-item>
            <text:list-item>
              <text:p text:style-name="P45">Prog -</text:p>
            </text:list-item>
            <text:list-item>
              <text:p text:style-name="P45">Prog <text:span text:style-name="Emphasis">N</text:span></text:p>
            </text:list-item>
            <text:list-item>
              <text:p text:style-name="P45">Bank +</text:p>
            </text:list-item>
            <text:list-item>
              <text:p text:style-name="P45">Bank -</text:p>
            </text:list-item>
            <text:list-item>
              <text:p text:style-name="P45">Bank <text:span text:style-name="Emphasis">N</text:span></text:p>
            </text:list-item>
            <text:list-item>
              <text:p text:style-name="P45">Tuner</text:p>
            </text:list-item>
            <text:list-item>
              <text:p text:style-name="P45">Tempo</text:p>
            </text:list-item>
            <text:list-item>
              <text:p text:style-name="P45">Toggle <text:span text:style-name="Emphasis">type d’effet ou étiquette</text:span></text:p>
            </text:list-item>
            <text:list-item>
              <text:p text:style-name="P45">Set <text:span text:style-name="Emphasis">nom du paramètre</text:span>, <text:span text:style-name="Emphasis">type d’effet ou étiquette</text:span></text:p>
            </text:list-item>
          </text:list>
        </text:list-item>
        <text:list-item>
          <text:p text:style-name="P45"><text:soft-page-break/>Bouton momentané : PRESS + RELEASE, action paramètre identique avec une valeur pour chaque changement d’état.</text:p>
          <text:list>
            <text:list-item>
              <text:p text:style-name="P45">PBSet <text:span text:style-name="Emphasis">nom du paramètre</text:span>, <text:span text:style-name="Emphasis">type d’effet ou étiquette</text:span></text:p>
            </text:list-item>
          </text:list>
        </text:list-item>
        <text:list-item>
          <text:p text:style-name="P45">Toggle : PRESS avec 2 cycles, paramètre identique à chaque fois avec une valeur pour chaque cycle.</text:p>
          <text:list>
            <text:list-item>
              <text:p text:style-name="P45">Tgl <text:span text:style-name="Emphasis">nom du paramètre</text:span>, <text:span text:style-name="Emphasis">type d’effet ou étiquette</text:span></text:p>
            </text:list-item>
          </text:list>
        </text:list-item>
      </text:list>
      <text:p text:style-name="First_20_line_20_indent"/>
      <text:p text:style-name="First_20_line_20_indent">Rappel, structure à montrer :</text:p>
      <text:p text:style-name="First_20_line_20_indent">pédale → type de déclencheur → étapes de cycle → liste d’actions</text:p>
      <text:p text:style-name="First_20_line_20_indent">Note : seule le déclencheur « PRESS » peut avoir plusieurs étapes de cycle. Les autres n’utilisent que la première étape, si elle existe.</text:p>
      <text:h text:style-name="Heading_20_4" text:outline-level="4">Interactions</text:h>
      <text:list xml:id="list41515632" text:continue-list="list41509310" text:style-name="L19">
        <text:list-item>
          <text:p text:style-name="P42">↑, ↓, rotenc 1 : Défilement dans le menu</text:p>
        </text:list-item>
        <text:list-item>
          <text:p text:style-name="P42">←, →, rotenc 2 sur une pédale : défilement du type d’action :</text:p>
          <text:list>
            <text:list-item>
              <text:p text:style-name="P42">Toutes les simples actions (programme 0 à 15, banque 0 à 63), avec Toggle FX et Set positionnées sur une étiquette vide et le paramètre 0.</text:p>
            </text:list-item>
            <text:list-item>
              <text:p text:style-name="P42">Bouton momentané avec une étiquette vide et le paramètre 0, valeurs normalisées 0 et 1</text:p>
            </text:list-item>
            <text:list-item>
              <text:p text:style-name="P42">Idem pour le Toggle Param.</text:p>
            </text:list-item>
          </text:list>
        </text:list-item>
        <text:list-item>
          <text:p text:style-name="P42">Select sur Toggle FX : ➡ Sélection d’un effet</text:p>
        </text:list-item>
        <text:list-item>
          <text:p text:style-name="P42">Select sur Set : ➡ Sélection d’un paramètre d’effet, 1 valeur</text:p>
        </text:list-item>
        <text:list-item>
          <text:p text:style-name="P42">Select sur Bouton momentané : ➡ Sélection d’un paramètre d’effet, 2 valeurs</text:p>
        </text:list-item>
        <text:list-item>
          <text:p text:style-name="P42">Select sur Toggle Param : ➡ Sélection d’un paramètre d’effet, 2 valeurs</text:p>
        </text:list-item>
        <text:list-item>
          <text:p text:style-name="P42">Esc : ➡ Menu principal</text:p>
        </text:list-item>
      </text:list>
      <text:h text:style-name="Heading_20_3" text:outline-level="3">Sélection d’un paramètre d’effet, 1 valeur</text:h>
      <text:h text:style-name="Heading_20_4" text:outline-level="4">Éléments affichés</text:h>
      <text:list xml:id="list41505850" text:continue-list="list41429984" text:style-name="L17">
        <text:list-item>
          <text:p text:style-name="P40">« Effect » ou « Label »</text:p>
        </text:list-item>
        <text:list-item>
          <text:p text:style-name="P40">Nom de l’effet ou du label</text:p>
        </text:list-item>
        <text:list-item>
          <text:p text:style-name="P40">Nom du paramètre</text:p>
        </text:list-item>
        <text:list-item>
          <text:p text:style-name="P40">Valeur</text:p>
        </text:list-item>
        <text:list-item>
          <text:p text:style-name="P40">Unité (sur la même ligne que la valeur)</text:p>
        </text:list-item>
        <text:list-item>
          <text:p text:style-name="P40">Symboles donnant 4 pas de réglage, sur une ligne (ex : « 1 :10 :100 :1000 »)</text:p>
        </text:list-item>
      </text:list>
      <text:p text:style-name="First_20_line_20_indent"/>
      <text:h text:style-name="Heading_20_4" text:outline-level="4"><text:soft-page-break/>Interactions</text:h>
      <text:h text:style-name="Heading_20_3" text:outline-level="3">Sélection d’un paramètre d’effet, 2 valeurs</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text:soft-page-break/>x</text:h>
      <text:h text:style-name="Heading_20_4" text:outline-level="4">Éléments affichés</text:h>
      <text:h text:style-name="Heading_20_4" text:outline-level="4">Interactions</text:h>
      <text:h text:style-name="Heading_20_1" text:outline-level="1">Implémentation</text:h>
      <text:h text:style-name="Heading_20_2" text:outline-level="2">Interface utilisateur</text:h>
      <text:h text:style-name="Heading_20_3" text:outline-level="3">Principes</text:h>
      <text:p text:style-name="First_20_line_20_indent">Chaque page est un container d’éléments, sous forme de simple liste.</text:p>
      <text:p text:style-name="First_20_line_20_indent">La notion de curseur (matérialisé en vidéo inversée) est centrale. Celui-ci passe d’un élément à l’autre, en sautant les éléments qui n’acceptent pas de curseur.</text:p>
      <text:p text:style-name="First_20_line_20_indent">Le curseur réagit à ↑, ↓ et rotenc 1. Par défaut, il passe à l’élément voisin et s’arrête aux extrémités de la liste. Il est toutefois possible d’indiquer pour chaque élément d’autres redirections, et même des redirections supplémentaires (←, →, rotenc 2). Ce mode permet de gérer des listes horizontales, des grilles plutôt que des listes ou des éléments disposés de manière irrégulière.</text:p>
      <text:p text:style-name="First_20_line_20_indent">Un des éléments possible est une fenêtre, qui définit un espace virtuel possiblement plus grand que ce qui est affiché. Au sein d’une fenêtre, les éléments sont disposés comme dans le container principal. Il ne peut pas y avoir de fenêtre de second ordre. L’entrée et la sortie de la fenêtre se fait par ses éléments extrêmes. La sortie peut aussi se faire par le forçage à l’arrêt de certains éléments.</text:p>
      <text:p text:style-name="First_20_line_20_indent">Pour simplifier, on fixe :</text:p>
      <text:list xml:id="list41423040" text:style-name="L23">
        <text:list-item>
          <text:p text:style-name="P46">que l’interaction et l’affichage sont regroupés sur la même arborescence</text:p>
        </text:list-item>
        <text:list-item>
          <text:p text:style-name="P46">que le fond est de couleur « 0 »</text:p>
        </text:list-item>
        <text:list-item>
          <text:p text:style-name="P46">que les éléments graphiques ne se superposent pas, ou s’écrasent les uns les autres</text:p>
        </text:list-item>
        <text:list-item>
          <text:p text:style-name="P46">que la position dans la liste détermine l’ordre d’affichage.</text:p>
        </text:list-item>
      </text:list>
      <text:p text:style-name="First_20_line_20_indent"/>
      <text:p text:style-name="First_20_line_20_indent">En terme de dessin, chaque élément est responsable de son affichage. Il sera mis à disposition un jeu de primitives.</text:p>
      <text:h text:style-name="Heading_20_3" text:outline-level="3">Raccord avec le modèle</text:h>
      <text:p text:style-name="First_20_line_20_indent">Il existe une vue globale à jour disponible pour l’interface utilisateur. En plus ce cela, chaque élément implémente l’interface d’observer du modèle, ce qui permet de réagir de manière appropriée lors d’une notification (mise à jour d’une valeur, changement forcé d’écran…)</text:p>
      <text:p text:style-name="First_20_line_20_indent">L’interface utilisateur aura également accès à l’interface contrôleur du modèle.</text:p>
      <text:p text:style-name="First_20_line_20_indent">Pour l’instant tout tourne dans le même thread. En cas de latence significative ou de perte de réponse de l’audio causés par une gestion de l’UI un peu trop lourde, on mettra l’UI dans un thread séparé.</text:p>
      <text:h text:style-name="Heading_20_3" text:outline-level="3"><text:soft-page-break/>Éléments d’interface</text:h>
      <text:h text:style-name="Heading_20_4" text:outline-level="4">Caractéristiques communes</text:h>
      <text:list xml:id="list41424350" text:style-name="L24">
        <text:list-item>
          <text:p text:style-name="P47">Identifiant, donné par le code client lors de l’insertion. Il est unique au sein du container.</text:p>
        </text:list-item>
        <text:list-item>
          <text:p text:style-name="P47">Position en pixels, relativement à l’origine du container</text:p>
        </text:list-item>
        <text:list-item>
          <text:p text:style-name="P47">Flag indiquant la navigabilité (passage du curseur)</text:p>
        </text:list-item>
        <text:list-item>
          <text:p text:style-name="P47">Forçages : ↑, ↓, ←, →. Le forçage peut prendre plusieurs formes :</text:p>
          <text:list>
            <text:list-item>
              <text:p text:style-name="P47">Saut à un élément spécifié</text:p>
            </text:list-item>
            <text:list-item>
              <text:p text:style-name="P47">Arrêt</text:p>
            </text:list-item>
          </text:list>
        </text:list-item>
        <text:list-item>
          <text:p text:style-name="P47">Deux flags indiquant si les rotenc permettent la navigation (besoin de ça ? c’est implicite avec le gestionnaire d’événements)</text:p>
        </text:list-item>
        <text:list-item>
          <text:p text:style-name="P47">Une routine de redraw, où l’on indique si on doit afficher le curseur avec</text:p>
        </text:list-item>
        <text:list-item>
          <text:p text:style-name="P47">Un gestionnaire d’évènements :</text:p>
          <text:list>
            <text:list-item>
              <text:p text:style-name="P47">Touches et rotenc non gérés par la navigation</text:p>
            </text:list-item>
            <text:list-item>
              <text:p text:style-name="P47">Entrée et sortie du curseur</text:p>
            </text:list-item>
          </text:list>
        </text:list-item>
      </text:list>
      <text:p text:style-name="First_20_line_20_indent"/>
      <text:p text:style-name="First_20_line_20_indent">Les évènements de touches et de rotenc sont remontés hiérarchiquement s’ils ne sont pas explicitement interceptés.</text:p>
      <text:h text:style-name="Heading_20_4" text:outline-level="4">Bitmap</text:h>
      <text:p text:style-name="First_20_line_20_indent">Il s’agit d’une surface, fixe ou rendue dynamiquement. Pas de transparence à prévoir pour l’instant.</text:p>
      <text:h text:style-name="Heading_20_4" text:outline-level="4">Simple texte</text:h>
      <text:p text:style-name="First_20_line_20_indent">Défini par :</text:p>
      <text:list xml:id="list41413270" text:style-name="L25">
        <text:list-item>
          <text:p text:style-name="P48">Un texte</text:p>
        </text:list-item>
        <text:list-item>
          <text:p text:style-name="P48">Une police</text:p>
        </text:list-item>
        <text:list-item>
          <text:p text:style-name="P48">Des justifications horizontales et verticales</text:p>
        </text:list-item>
        <text:list-item>
          <text:p text:style-name="P48">Une taille maxi en pixels ?</text:p>
        </text:list-item>
        <text:list-item>
          <text:p text:style-name="P48">Des attributs :</text:p>
          <text:list>
            <text:list-item>
              <text:p text:style-name="P48">Bold</text:p>
            </text:list-item>
            <text:list-item>
              <text:p text:style-name="P48">Surligné</text:p>
            </text:list-item>
            <text:list-item>
              <text:p text:style-name="P48">Souligné</text:p>
            </text:list-item>
            <text:list-item>
              <text:p text:style-name="P48">Autre ?</text:p>
            </text:list-item>
          </text:list>
        </text:list-item>
      </text:list>
      <text:h text:style-name="Heading_20_4" text:outline-level="4">Fenêtre</text:h>
      <text:p text:style-name="First_20_line_20_indent">La fenêtre est un container spécifique.</text:p>
      <text:p text:style-name="First_20_line_20_indent"/>
      <text:h text:style-name="Heading_20_1" text:outline-level="1">Idées</text:h>
      <text:h text:style-name="Heading_20_2" text:outline-level="2">Côté software</text:h>
      <text:p text:style-name="First_20_line_20_indent">Intégrer un mode looper, qu’on active avec une pédale et qui dévoile plusieurs autres pédales : rec, stop/play, clear, revert… Il doit être possible de placer le looper à n’importe quel point de la chaîne (ça peut être un slot).</text:p>
      <text:p text:style-name="First_20_line_20_indent">Intégrer un mode édition sans les mains, qui permette de naviguer uniquement avec les pédales et de régler les paramètres avec la pédale d'expression. Peut-être prévoir un affichage spécifique, présentant moins d’informations mais en plus gros.</text:p>
      <text:p text:style-name="First_20_line_20_indent">Sortir le son 100 % dry sur le canal droit.</text:p>
      <text:p text:style-name="First_20_line_20_indent">Mode tempo : les LED clignotent à un rythme déterminé. Utile ?</text:p>
      <text:h text:style-name="Heading_20_3" text:outline-level="3">Refonte de l’interface des plug-ins</text:h>
      <text:p text:style-name="First_20_line_20_indent">Nouveaux besoins :</text:p>
      <text:list xml:id="list41410852" text:style-name="L26">
        <text:list-item>
          <text:p text:style-name="P49">Avoir un vrai système de plug-in, avec des bibliothèques dynamiques externes</text:p>
        </text:list-item>
        <text:list-item>
          <text:p text:style-name="P49">Faire en sorte que la description d’un plug-in soit indépendante des instances de celui-ci.</text:p>
        </text:list-item>
        <text:list-item>
          <text:p text:style-name="P49">Simplifier au mieux le développement d’un nouveau plug-in (éviter l’usine à gaz qui peut tout faire)</text:p>
        </text:list-item>
      </text:list>
      <text:p text:style-name="First_20_line_20_indent"/>
      <text:p text:style-name="First_20_line_20_indent"/>
      <text:h text:style-name="Heading_20_2" text:outline-level="2">Nouvelles versions de l’électronique</text:h>
      <text:h text:style-name="Heading_20_3" text:outline-level="3">Pédales d’expression supplémentaires</text:h>
      <text:p text:style-name="First_20_line_20_indent">Ajouter des pédales (par exemple jusqu'à 3). Il peut être utile d’avoir plusieurs pédales d’expression pour contrôler alternativement plusieurs paramètres dans un même patch, sans avoir à passer par les interrupteurs du pédalier. Il faudra sajouter des résistances 100 k<text:span text:style-name="T5">Ω ou</text:span> 1 M<text:span text:style-name="T5">Ω (valeur à tester) en pull-down sur les entrées de l’ADC, afin qu’aucune broche ne soit jamais complètement dans le vide et ne fasse antenne.</text:span></text:p>
      <text:p text:style-name="P20">Si on pose Ra la valeur du potentiomètre, Rb la valeur du pull-down et p la position du potentiomètre entre 0 et 1, on obtient le potentiel suivant à la borne du curseur : V = Vref <text:span text:style-name="T4">×</text:span> PontDiviseur (Ra <text:span text:style-name="T4">× </text:span>p // Rb, Ra <text:span text:style-name="T4">×</text:span> (1 – p)) = Vref <text:span text:style-name="T4">×</text:span> (1 – Ra <text:span text:style-name="T4">×</text:span> (1 – p) / (Ra <text:span text:style-name="T4">×</text:span> Rb <text:span text:style-name="T4">×</text:span> p / (Ra <text:span text:style-name="T4">×</text:span> p + Rb) + Ra <text:span text:style-name="T4">×</text:span> (1 – p))). Avec les valeurs prévues, la différence de course est négligeable.</text:p>
      <text:h text:style-name="Heading_20_3" text:outline-level="3">LED plus brillantes</text:h>
      <text:p text:style-name="First_20_line_20_indent">Avec amplification par transistor NPN BC547B. En faibles courants, VCE<text:span text:style-name="T6">SAT</text:span> &lt; 0,25 V et VBE<text:span text:style-name="T6">SAT</text:span> = 0,7 V. <text:span text:style-name="T5">β</text:span> = 200.</text:p>
      <text:p text:style-name="First_20_line_20_indent">LED choisies :</text:p>
      <text:list xml:id="list41417864" text:style-name="L27">
        <text:list-item>
          <text:p text:style-name="P57"><text:soft-page-break/>Rouge, 180 mcd (20 mA, 1,95 V). R<text:span text:style-name="T6">R</text:span> = (V<text:span text:style-name="T6">ALIM</text:span> – VCE<text:span text:style-name="T6">SAT</text:span> – V<text:span text:style-name="T6">LED</text:span>) / I<text:span text:style-name="T6">C</text:span> = (3,3 – 0,25 – 1,95) / 0,020 = 55 <text:span text:style-name="T5">Ω. On arrondit à la valeur standardisée de 56 Ω.</text:span></text:p>
        </text:list-item>
        <text:list-item>
          <text:p text:style-name="P57">Verte, 150 mcd (20 mA, 2,1 V). Pour compenser la luminosité on déplace le point de fonctionnement : (24 mA, 2,15 V). R<text:span text:style-name="T6">G</text:span> = (V<text:span text:style-name="T6">ALIM</text:span> – VCE<text:span text:style-name="T6">SAT</text:span> – V<text:span text:style-name="T6">LED</text:span>) / I<text:span text:style-name="T6">C</text:span> = (3,3 – 0,25 – 2,15) / 0,024 = 37,5 <text:span text:style-name="T5">Ω. On arrondit à la valeur standardisée de 39 Ω.</text:span></text:p>
        </text:list-item>
      </text:list>
      <text:p text:style-name="First_20_line_20_indent"><text:span text:style-name="T5">Résistance de base : I</text:span><text:span text:style-name="T7">B</text:span><text:span text:style-name="T8">min</text:span><text:span text:style-name="T5"> = I</text:span><text:span text:style-name="T7">C</text:span><text:span text:style-name="T5"> / β = 0,024 / 200 = 0,12 mA. R</text:span><text:span text:style-name="T7">B</text:span><text:span text:style-name="T8">max</text:span><text:span text:style-name="T5"> = (V</text:span><text:span text:style-name="T7">HI</text:span><text:span text:style-name="T5"> - VBE</text:span><text:span text:style-name="T7">SAT</text:span><text:span text:style-name="T5">) / I</text:span><text:span text:style-name="T7">B</text:span><text:span text:style-name="T8">min</text:span><text:span text:style-name="T5"> = (3,3 – 0,7) / 0,00012 = 21666 Ω. Il faut un facteur 2 de sécurité, on choisit donc 10 kΩ.</text:span></text:p>
      <text:p text:style-name="First_20_line_20_indent"><text:span text:style-name="T5">Note importante : on utilise la broche d’alimentation 3,3 V. Or cette broche est comme le reste du GPIO, limitée à un total de 50 mA. On ne peut donc pas avoir plus de 2 LED allumées simultanément. Il reste alors au mieux 5 à 10 mA pour le reste du GPIO. Comme ces LED ne </text:span><text:span text:style-name="T5">sont pas allumées à fond simultanément (PWM), on peut essayer de répartir les phases actives pour donner de l’air au circuit.</text:span></text:p>
      <text:p text:style-name="P20">On pourrait aussi doubler les valeurs des résistances (120 et 82 Ω), ce qui devrait diviser par 2 le courant traversant les diodes. La luminosité résultante serait encore amplement suffisante.</text:p>
      <text:h text:style-name="Heading_20_3" text:outline-level="3">Codeurs incrémentaux</text:h>
      <text:p text:style-name="First_20_line_20_indent">Quatre par exemple, voire plus. Deux broches d’entrée par codeur sont nécessaires, ce qui nécessitera un extenseur de ports.</text:p>
      <text:h text:style-name="Heading_20_3" text:outline-level="3">Plusieurs cartes</text:h>
      <text:p text:style-name="First_20_line_20_indent">Diviser la carte principale en plusieurs morceaux. L’intérêt serait d’une part de simplifier les pistes et le soudage, et d’autre part de favoriser l’évolutivité et la modularité de l’ensemble. Par exemple :</text:p>
      <text:list xml:id="list41407902" text:style-name="L28">
        <text:list-item>
          <text:p text:style-name="P50">Carte de dispatching (connecteur Pi + connecteurs autres cartes) + ADC</text:p>
        </text:list-item>
        <text:list-item>
          <text:p text:style-name="P50">Carte LED</text:p>
        </text:list-item>
        <text:list-item>
          <text:p text:style-name="P50">Carte Pédales/boutons</text:p>
        </text:list-item>
        <text:list-item>
          <text:p text:style-name="P50">Carte codeurs incrémentaux</text:p>
        </text:list-item>
      </text:list>
      <text:h text:style-name="Heading_20_3" text:outline-level="3">Meilleur écran</text:h>
      <text:p text:style-name="First_20_line_20_indent">Idéalement <text:a xlink:type="simple" xlink:href="https://www.adafruit.com/products/2050">https://www.adafruit.com/products/2050</text:a> (8/16 broches) si dispo, mais on peut aussi utiliser <text:a xlink:type="simple" xlink:href="https://www.adafruit.com/products/358">https://www.adafruit.com/products/358</text:a> qu’on a déjà (8 voire 9 broches). On peut prévoir suffisamment de broches GPIO et un connecteur de départ adapté pour reporter la décision à n’importe quel moment.</text:p>
      <text:p text:style-name="First_20_line_20_indent">Finalement : on a pris un 12864ZW basé sur un contrôleur Sitronix 7920. L’écran a une grande surface d’affichage, un très bon contraste et une résolution de 128 <text:span text:style-name="T5">× </text:span>64. Le rétroéclairage consomme environ 60 mA en 5 V, ce qui est relativement important (0,3 W).</text:p>
      <text:h text:style-name="Heading_20_3" text:outline-level="3">Odroid C2</text:h>
      <text:p text:style-name="First_20_line_20_indent">Vérifier la compatiblité des broches GPIO.</text:p>
      <text:p text:style-name="First_20_line_20_indent"/>
      <text:p text:style-name="First_20_line_20_indent"/>
      <text:p text:style-name="First_20_line_20_inden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First_20_line_20_indent"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First_20_line_20_indent" style:default-outline-level="1" style:class="text">
      <style:paragraph-properties fo:margin-top="0.847cm" fo:margin-bottom="0.635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First_20_line_20_indent" style:default-outline-level="2" style:class="text">
      <style:paragraph-properties fo:margin-top="0.847cm" fo:margin-bottom="0.635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top="0.847cm" fo:margin-bottom="0.529cm" fo:keep-with-next="alway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First_20_line_20_indent" style:default-outline-level="4" style:class="text">
      <style:paragraph-properties fo:margin-top="0.635cm" fo:margin-bottom="0.423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First_20_line_20_indent" style:default-outline-level="5" style:class="text">
      <style:paragraph-properties fo:margin-top="0.635cm" fo:margin-bottom="0.212cm" fo:keep-with-next="always"/>
      <style:text-properties style:font-name="Arial" style:font-size-complex="13pt" style:font-style-complex="italic" style:font-weight-complex="bold"/>
    </style:style>
    <style:style style:name="Heading_20_6" style:display-name="Heading 6" style:family="paragraph" style:parent-style-name="Standard" style:next-style-name="First_20_line_20_indent" style:default-outline-level="6" style:class="text">
      <style:paragraph-properties fo:margin-top="0.529cm" fo:margin-bottom="0.106cm" fo:keep-with-next="always"/>
      <style:text-properties style:font-name="Arial" style:font-size-complex="11pt" style:font-weight-complex="bold"/>
    </style:style>
    <style:style style:name="Règle" style:family="paragraph" style:parent-style-name="Standard">
      <style:paragraph-properties fo:margin-left="1cm" fo:margin-right="1cm" fo:text-indent="0cm" style:auto-text-indent="false" fo:background-color="#e6e6e6" fo:padding="0.035cm" fo:border="0.018cm solid #000000" fo:keep-with-next="always">
        <style:background-image/>
      </style:paragraph-properties>
    </style:style>
    <style:style style:name="Titre_20_de_20_remarque" style:display-name="Titre de remarque" style:family="paragraph" style:parent-style-name="Standard">
      <style:paragraph-properties fo:margin-top="0.423cm" fo:margin-bottom="0.212cm"/>
      <style:text-properties fo:font-variant="small-caps" style:font-name="Arial" style:text-underline-style="solid" style:text-underline-width="auto" style:text-underline-color="font-color" fo:font-weight="bold" style:font-weight-asian="bold"/>
    </style:style>
    <style:style style:name="Header" style:family="paragraph" style:parent-style-name="Standard" style:class="extra">
      <style:text-properties fo:color="#808080"/>
    </style:style>
    <style:style style:name="Footer" style:family="paragraph" style:parent-style-name="Standard" style:class="extra">
      <style:text-properties fo:color="#808080"/>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style-complex="italic"/>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size-complex="10.5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0" style:display-name="Heading 10" style:family="paragraph" style:parent-style-name="Heading" style:next-style-name="First_20_line_20_indent"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First_20_line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First_20_line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First_20_line_20_indent" style:default-outline-level="9"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Code" style:family="text" style:parent-style-name="Police_20_par_20_défaut">
      <style:text-properties style:font-name="Courier New1" fo:font-size="10pt" fo:language="zu" fo:country="ZA" style:font-size-asian="10pt" style:language-asian="zxx" style:country-asian="none"/>
    </style:style>
    <style:style style:name="Fix_20_me" style:display-name="Fix me" style:family="text" style:parent-style-name="Police_20_par_20_défaut">
      <style:text-properties fo:color="#ff0000" fo:font-style="italic" style:font-style-asian="italic"/>
    </style:style>
    <style:style style:name="Texte_20_de_20_schéma" style:display-name="Texte de schéma" style:family="text" style:parent-style-name="Police_20_par_20_défaut">
      <style:text-properties style:font-name="Arial"/>
    </style:style>
    <style:style style:name="UI_20_element" style:display-name="UI element" style:family="text" style:parent-style-name="Police_20_par_20_défaut">
      <style:text-properties fo:font-variant="small-caps" fo:font-weight="bold" style:font-weight-asian="bold" style:font-weight-complex="bold"/>
    </style:style>
    <style:style style:name="Labelled_20_item" style:display-name="Labelled item" style:family="text" style:parent-style-name="Police_20_par_20_défaut">
      <style:text-properties fo:font-variant="small-caps" fo:font-weight="bold" style:font-weight-asian="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0">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text:list-tab-stop-position="2.54cm"/>
        </style:list-level-properties>
      </text:outline-level-style>
      <text:outline-level-style text:level="6" style:num-format="1" text:display-levels="6">
        <style:list-level-properties text:list-level-position-and-space-mode="label-alignment">
          <style:list-level-label-alignment text:label-followed-by="listtab" text:list-tab-stop-position="3.175cm"/>
        </style:list-level-properties>
      </text:outline-level-style>
      <text:outline-level-style text:level="7" style:num-format="1" text:display-levels="7">
        <style:list-level-properties text:list-level-position-and-space-mode="label-alignment">
          <style:list-level-label-alignment text:label-followed-by="listtab" text:list-tab-stop-position="3.175cm"/>
        </style:list-level-properties>
      </text:outline-level-style>
      <text:outline-level-style text:level="8" style:num-format="1" text:display-levels="8">
        <style:list-level-properties text:list-level-position-and-space-mode="label-alignment">
          <style:list-level-label-alignment text:label-followed-by="listtab" text:list-tab-stop-position="3.81cm"/>
        </style:list-level-properties>
      </text:outline-level-style>
      <text:outline-level-style text:level="9" style:num-format="1" text:display-levels="9">
        <style:list-level-properties text:list-level-position-and-space-mode="label-alignment">
          <style:list-level-label-alignment text:label-followed-by="listtab" text:list-tab-stop-position="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0">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942cm" table:align="left" style:writing-mode="lr-tb"/>
    </style:style>
    <style:style style:name="Tableau5.A" style:family="table-column">
      <style:table-column-properties style:column-width="1.595cm"/>
    </style:style>
    <style:style style:name="Tableau5.B" style:family="table-column">
      <style:table-column-properties style:column-width="10.788cm"/>
    </style:style>
    <style:style style:name="Tableau5.C" style:family="table-column">
      <style:table-column-properties style:column-width="4.56cm"/>
    </style:style>
    <style:style style:name="Tableau5.1" style:family="table-row">
      <style:table-row-properties style:min-row-height="0.953cm" style:keep-together="true" fo:keep-together="auto"/>
    </style:style>
    <style:style style:name="Tableau5.A1" style:family="table-cell">
      <style:table-cell-properties style:vertical-align="middle" fo:padding-left="0.123cm" fo:padding-right="0.123cm" fo:padding-top="0cm" fo:padding-bottom="0cm" fo:border="none" style:writing-mode="lr-tb"/>
    </style:style>
    <style:style style:name="Tableau5.B1" style:family="table-cell">
      <style:table-cell-properties style:vertical-align="top" fo:padding-left="0.123cm" fo:padding-right="0.123cm" fo:padding-top="0cm" fo:padding-bottom="0cm" fo:border="none" style:writing-mode="lr-tb"/>
    </style:style>
    <style:style style:name="Tableau5.2" style:family="table-row">
      <style:table-row-properties style:min-row-height="0.325cm" style:keep-together="true" fo:keep-together="auto"/>
    </style:style>
    <style:style style:name="Tableau4" style:family="table">
      <style:table-properties style:width="16.942cm" table:align="left" style:writing-mode="lr-tb"/>
    </style:style>
    <style:style style:name="Tableau4.A" style:family="table-column">
      <style:table-column-properties style:column-width="11.113cm"/>
    </style:style>
    <style:style style:name="Tableau4.B" style:family="table-column">
      <style:table-column-properties style:column-width="5.83cm"/>
    </style:style>
    <style:style style:name="Tableau4.1" style:family="table-row">
      <style:table-row-properties style:keep-together="true" fo:keep-together="auto"/>
    </style:style>
    <style:style style:name="Tableau4.A1" style:family="table-cell" style:data-style-name="N0">
      <style:table-cell-properties style:vertical-align="top" fo:padding-left="0.123cm" fo:padding-right="0.123cm" fo:padding-top="0cm" fo:padding-bottom="0cm" fo:border="none" style:writing-mode="lr-tb"/>
    </style:style>
    <style:style style:name="Tableau4.B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weight="bold" style:font-weight-asian="bold" style:font-weight-complex="bold"/>
    </style:style>
    <style:style style:name="MP3" style:family="paragraph" style:parent-style-name="Header">
      <style:paragraph-properties style:snap-to-layout-grid="false"/>
    </style:style>
    <style:style style:name="MP4" style:family="paragraph" style:parent-style-name="Header">
      <style:paragraph-properties fo:text-align="end" style:justify-single-word="false" style:snap-to-layout-grid="false"/>
    </style:style>
    <style:style style:name="MP5" style:family="paragraph" style:parent-style-name="Header">
      <style:text-properties fo:language="en" fo:country="GB" style:language-asian="zxx" style:country-asian="none"/>
    </style:style>
    <style:style style:name="MP6" style:family="paragraph">
      <style:paragraph-properties fo:text-align="center" style:writing-mode="lr-tb"/>
    </style:style>
    <style:style style:name="MP7" style:family="paragraph" style:parent-style-name="Footer">
      <style:paragraph-properties fo:text-align="start" style:justify-single-word="false"/>
      <style:text-properties fo:language="en" fo:country="GB" style:language-asian="zxx" style:country-asian="none"/>
    </style:style>
    <style:style style:name="MP8" style:family="paragraph" style:parent-style-name="Footer">
      <style:paragraph-properties fo:text-align="start" style:justify-single-word="false" style:snap-to-layout-grid="false"/>
      <style:text-properties fo:language="en" fo:country="GB"/>
    </style:style>
    <style:style style:name="MP9" style:family="paragraph" style:parent-style-name="Footer">
      <style:paragraph-properties fo:text-align="end" style:justify-single-word="false" style:snap-to-layout-grid="false"/>
    </style:style>
    <style:style style:name="MP10" style:family="paragraph" style:parent-style-name="Footer">
      <style:text-properties fo:language="en" fo:country="GB"/>
    </style:style>
    <style:style style:name="MT1" style:family="text">
      <style:text-properties fo:language="en" fo:country="GB"/>
    </style:style>
    <style:style style:name="MT2" style:family="text">
      <style:text-properties fo:language="en" fo:country="GB" fo:font-weight="bold" style:font-weight-asian="bold" style:font-weight-complex="bold"/>
    </style:style>
    <style:style style:name="MT3" style:family="text">
      <style:text-properties fo:font-weight="bold" style:font-weight-asian="bold" style:font-weight-complex="bold"/>
    </style:style>
    <style:style style:name="M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302cm" fo:margin-left="0cm" fo:margin-right="0cm" fo:margin-top="1.203cm" style:dynamic-spacing="true"/>
      </style:footer-style>
    </style:page-layout>
    <style:page-layout style:name="Mpm2">
      <style:page-layout-properties fo:page-width="21.001cm" fo:page-height="29.7cm" style:num-format="1" style:print-orientation="portrait" fo:margin-top="2.9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number:date-style style:name="N106">
      <number:year number:style="long"/>
      <number:text>.</number:text>
      <number:month number:style="long"/>
      <number:text>.</number:text>
      <number:day number:style="long"/>
    </number:date-style>
  </office:automatic-styles>
  <office:master-styles>
    <style:master-page style:name="Standard" style:page-layout-name="Mpm1">
      <style:header>
        <table:table table:name="Tableau5" table:style-name="Tableau5">
          <table:table-column table:style-name="Tableau5.A"/>
          <table:table-column table:style-name="Tableau5.B"/>
          <table:table-column table:style-name="Tableau5.C"/>
          <table:table-row table:style-name="Tableau5.1">
            <table:table-cell table:style-name="Tableau5.A1" table:number-rows-spanned="2" office:value-type="string">
              <text:p text:style-name="MP1"/>
            </table:table-cell>
            <table:table-cell table:style-name="Tableau5.B1" table:number-columns-spanned="2" office:value-type="string">
              <text:p text:style-name="MP2"><text:title>Title</text:title></text:p>
            </table:table-cell>
            <table:covered-table-cell/>
          </table:table-row>
          <table:table-row table:style-name="Tableau5.2">
            <table:covered-table-cell/>
            <table:table-cell table:style-name="Tableau5.B1" office:value-type="string">
              <text:p text:style-name="MP3"><text:span text:style-name="MT1">Ref: </text:span><text:span text:style-name="MT2"><text:user-defined text:name="Référence">-</text:user-defined></text:span></text:p>
            </table:table-cell>
            <table:table-cell table:style-name="Tableau5.B1" office:value-type="string">
              <text:p text:style-name="MP4"><text:span text:style-name="MT1">v</text:span><text:span text:style-name="MT3"><text:user-defined text:name="Version">1.0</text:user-defined></text:span><text:span text:style-name="MT1"> – </text:span><text:span text:style-name="MT3"><text:modification-date style:data-style-name="N106">2016.09.05</text:modification-date></text:span></text:p>
            </table:table-cell>
          </table:table-row>
        </table:table>
        <text:p text:style-name="MP5"><draw:line text:anchor-type="char" draw:z-index="20" draw:style-name="Mgr1" draw:text-style-name="MP6" svg:x1="0cm" svg:y1="0.072cm" svg:x2="16.942cm" svg:y2="0.072cm"><text:p/></draw:line></text:p>
      </style:header>
      <style:footer>
        <text:p text:style-name="MP7"><draw:line text:anchor-type="char" draw:z-index="41" draw:style-name="Mgr1" draw:text-style-name="MP6" svg:x1="0cm" svg:y1="0.201cm" svg:x2="16.942cm" svg:y2="0.201cm"><text:p/></draw:line></text:p>
        <table:table table:name="Tableau4" table:style-name="Tableau4">
          <table:table-column table:style-name="Tableau4.A"/>
          <table:table-column table:style-name="Tableau4.B"/>
          <table:table-row table:style-name="Tableau4.1">
            <table:table-cell table:style-name="Tableau4.A1" office:value-type="float" office:value="2016">
              <text:p text:style-name="MP8">2016</text:p>
            </table:table-cell>
            <table:table-cell table:style-name="Tableau4.B1" office:value-type="string">
              <text:p text:style-name="MP9"><text:span text:style-name="MT1">Page </text:span><text:span text:style-name="MT2"><text:page-number text:select-page="current">21</text:page-number></text:span><text:span text:style-name="MT1"> / </text:span><text:span text:style-name="MT2"><text:page-count style:num-format="1">21</text:page-count></text:span></text:p>
            </table:table-cell>
          </table:table-row>
        </table:table>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dc:title>
    <meta:creation-date>2015-09-07T09:16:22.21</meta:creation-date>
    <meta:editing-cycles>417</meta:editing-cycles>
    <meta:editing-duration>PT499H05M44S</meta:editing-duration>
    <meta:generator>OpenOffice.org/3.2$Win32 OpenOffice.org_project/320m12$Build-9483</meta:generator>
    <dc:date>2016-09-05T21:32:50.16</dc:date>
    <meta:document-statistic meta:table-count="5" meta:image-count="0" meta:object-count="0" meta:page-count="21" meta:paragraph-count="498" meta:word-count="4202" meta:character-count="23540"/>
    <meta:user-defined meta:name="Référence">-</meta:user-defined>
    <meta:user-defined meta:name="Version">1.0</meta:user-defined>
  </office:meta>
</office:document-meta>
</file>